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4ad" officeooo:paragraph-rsid="000374ad"/>
    </style:style>
    <style:style style:name="P2" style:family="paragraph" style:parent-style-name="Standard" style:list-style-name="L1">
      <style:text-properties officeooo:rsid="000374ad" officeooo:paragraph-rsid="000374ad"/>
    </style:style>
    <style:style style:name="P3" style:family="paragraph" style:parent-style-name="Standard">
      <style:text-properties fo:font-size="15pt" officeooo:rsid="000374ad" officeooo:paragraph-rsid="000374ad" style:font-size-asian="15pt" style:font-size-complex="15pt"/>
    </style:style>
    <style:style style:name="P4" style:family="paragraph" style:parent-style-name="Header">
      <style:text-properties officeooo:rsid="000374ad" officeooo:paragraph-rsid="000374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Projekt Patientenverwaltungs Software</text:p>
      <text:p text:style-name="P1"/>
      <text:p text:style-name="P1">Feature List:</text:p>
      <text:list xml:id="list4930674629813010041" text:style-name="L1">
        <text:list-item>
          <text:p text:style-name="P2">Patienten neu anlegen</text:p>
        </text:list-item>
        <text:list-item>
          <text:p text:style-name="P2">Patienten der existiert übernehmen</text:p>
        </text:list-item>
        <text:list-item>
          <text:p text:style-name="P2">Patienten verwalten</text:p>
        </text:list-item>
        <text:list-item>
          <text:p text:style-name="P2">Patienten in die Warteliste einfügen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text-properties officeooo:rsid="000374ad" officeooo:paragraph-rsid="000374ad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0pt" fo:margin-bottom="14.14pt"/>
      </style:header-style>
      <style:footer-style/>
    </style:page-layout>
  </office:automatic-styles>
  <office:master-styles>
    <style:master-page style:name="Standard" style:page-layout-name="Mpm1">
      <style:header>
        <text:p text:style-name="MP1">Q11/2 Informatik<text:tab/> <text:s text:c="42"/>Projekt: Adler Lorenz, Felix, Julian Wik, Jonas Elling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8:40:21.144000000</meta:creation-date>
    <dc:date>2015-04-30T08:44:32.231000000</dc:date>
    <meta:editing-duration>PT4M11S</meta:editing-duration>
    <meta:editing-cycles>1</meta:editing-cycles>
    <meta:document-statistic meta:table-count="0" meta:image-count="0" meta:object-count="0" meta:page-count="1" meta:paragraph-count="8" meta:word-count="34" meta:character-count="281" meta:non-whitespace-character-count="216"/>
    <meta:generator>LibreOffice/4.3.6.2$Windows_x86 LibreOffice_project/d50a87b2e514536ed401c18000dad4660b6a169e</meta:generator>
  </office:meta>
</office:document-meta>
</file>